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draw:marker-end="Symmetric_20_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text-properties fo:font-size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cm" svg:height="2cm" svg:x="0.02cm" svg:y="3.01cm">
          <text:p text:style-name="P1"><text:span text:style-name="T1">File</text:span></text:p>
        </draw:rect>
        <draw:rect draw:style-name="gr1" draw:text-style-name="P2" draw:layer="layout" svg:width="2cm" svg:height="2cm" svg:x="6.02cm" svg:y="3cm">
          <text:p text:style-name="P1"><text:span text:style-name="T1">Tokens</text:span></text:p>
        </draw:rect>
        <draw:rect draw:style-name="gr1" draw:text-style-name="P2" draw:layer="layout" svg:width="2cm" svg:height="2cm" svg:x="12.02cm" svg:y="3.01cm">
          <text:p text:style-name="P1"><text:span text:style-name="T1">Concrete</text:span></text:p>
          <text:p text:style-name="P1"><text:span text:style-name="T1">Syntax</text:span></text:p>
          <text:p text:style-name="P1"><text:span text:style-name="T1">Tree</text:span></text:p>
        </draw:rect>
        <draw:rect draw:style-name="gr1" draw:text-style-name="P2" draw:layer="layout" svg:width="2cm" svg:height="2cm" svg:x="18.02cm" svg:y="3.01cm">
          <text:p text:style-name="P1"><text:span text:style-name="T1">Abstract</text:span></text:p>
          <text:p text:style-name="P1"><text:span text:style-name="T1">Syntax</text:span></text:p>
          <text:p text:style-name="P1"><text:span text:style-name="T1">Graph</text:span></text:p>
        </draw:rect>
        <draw:custom-shape draw:style-name="gr2" draw:text-style-name="P2" draw:layer="layout" svg:width="2.5cm" svg:height="1cm" svg:x="2.76cm" svg:y="3.51cm">
          <text:p text:style-name="P1"><text:span text:style-name="T1">Lex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5cm" svg:height="1cm" svg:x="8.76cm" svg:y="3.51cm">
          <text:p text:style-name="P1"><text:span text:style-name="T1">Pars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5cm" svg:height="1cm" svg:x="14.76cm" svg:y="3.5cm">
          <text:p text:style-name="P1"><text:span text:style-name="T1">Analyz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5cm" svg:height="1cm" svg:x="20.76cm" svg:y="3.51cm">
          <text:p text:style-name="P1"><text:span text:style-name="T1">Valida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2.02cm" svg:y1="4.01cm" svg:x2="2.76cm" svg:y2="4.01cm">
          <text:p/>
        </draw:line>
        <draw:line draw:style-name="gr3" draw:text-style-name="P1" draw:layer="layout" svg:x1="5.26cm" svg:y1="4cm" svg:x2="6.02cm" svg:y2="4cm">
          <text:p/>
        </draw:line>
        <draw:line draw:style-name="gr3" draw:text-style-name="P1" draw:layer="layout" svg:x1="8.02cm" svg:y1="4cm" svg:x2="8.76cm" svg:y2="4cm">
          <text:p/>
        </draw:line>
        <draw:line draw:style-name="gr3" draw:text-style-name="P1" draw:layer="layout" svg:x1="11.26cm" svg:y1="4.01cm" svg:x2="12cm" svg:y2="4.01cm">
          <text:p/>
        </draw:line>
        <draw:line draw:style-name="gr3" draw:text-style-name="P1" draw:layer="layout" svg:x1="14.02cm" svg:y1="4.01cm" svg:x2="14.76cm" svg:y2="4.01cm">
          <text:p/>
        </draw:line>
        <draw:line draw:style-name="gr3" draw:text-style-name="P1" draw:layer="layout" svg:x1="17.26cm" svg:y1="4cm" svg:x2="18cm" svg:y2="4cm">
          <text:p/>
        </draw:line>
        <draw:line draw:style-name="gr3" draw:text-style-name="P1" draw:layer="layout" svg:x1="20.02cm" svg:y1="4.01cm" svg:x2="20.76cm" svg:y2="4.01cm">
          <text:p/>
        </draw:line>
        <draw:line draw:style-name="gr3" draw:text-style-name="P1" draw:layer="layout" svg:x1="23.27cm" svg:y1="4.01cm" svg:x2="24.01cm" svg:y2="4.01cm">
          <text:p/>
        </draw:line>
        <draw:rect draw:style-name="gr4" draw:text-style-name="P2" draw:layer="layout" svg:width="2cm" svg:height="2cm" svg:x="12.01cm" svg:y="0.01cm">
          <text:p text:style-name="P1"><text:span text:style-name="T1">CST</text:span></text:p>
          <text:p text:style-name="P1"><text:span text:style-name="T1">Meta</text:span></text:p>
          <text:p text:style-name="P1"><text:span text:style-name="T1">Model</text:span></text:p>
        </draw:rect>
        <draw:rect draw:style-name="gr4" draw:text-style-name="P2" draw:layer="layout" svg:width="2cm" svg:height="2cm" svg:x="18.01cm" svg:y="0.01cm">
          <text:p text:style-name="P1"><text:span text:style-name="T1">ASG</text:span></text:p>
          <text:p text:style-name="P1"><text:span text:style-name="T1">Meta</text:span></text:p>
          <text:p text:style-name="P1"><text:span text:style-name="T1">Model</text:span></text:p>
        </draw:rect>
        <draw:line draw:style-name="gr5" draw:text-style-name="P1" draw:layer="layout" svg:x1="13.01cm" svg:y1="3.01cm" svg:x2="13.01cm" svg:y2="2.01cm">
          <text:p/>
        </draw:line>
        <draw:frame draw:style-name="gr6" draw:text-style-name="P3" draw:layer="layout" svg:width="2.339cm" svg:height="0.64cm" svg:x="13.171cm" svg:y="2.01cm">
          <draw:text-box>
            <text:p><text:span text:style-name="T2">conformsTo</text:span></text:p>
          </draw:text-box>
        </draw:frame>
        <draw:line draw:style-name="gr5" draw:text-style-name="P1" draw:layer="layout" svg:x1="19.01cm" svg:y1="3.01cm" svg:x2="19.01cm" svg:y2="2.01cm">
          <text:p/>
        </draw:line>
        <draw:frame draw:style-name="gr6" draw:text-style-name="P3" draw:layer="layout" svg:width="2.339cm" svg:height="0.64cm" svg:x="19.171cm" svg:y="2.01cm">
          <draw:text-box>
            <text:p><text:span text:style-name="T2">conformsTo</text:span></text:p>
          </draw:text-box>
        </draw:frame>
        <draw:rect draw:style-name="gr4" draw:text-style-name="P2" draw:layer="layout" svg:width="2cm" svg:height="2cm" svg:x="9cm" svg:y="0cm">
          <text:p text:style-name="P1"><text:span text:style-name="T1">Parser</text:span></text:p>
          <text:p text:style-name="P1"><text:span text:style-name="T1">Grammar</text:span></text:p>
        </draw:rect>
        <draw:rect draw:style-name="gr4" draw:text-style-name="P2" draw:layer="layout" svg:width="2cm" svg:height="2cm" svg:x="3.01cm" svg:y="0.01cm">
          <text:p text:style-name="P1"><text:span text:style-name="T1">Lexer</text:span></text:p>
          <text:p text:style-name="P1"><text:span text:style-name="T1">Grammar</text:span></text:p>
        </draw:rect>
        <draw:line draw:style-name="gr5" draw:text-style-name="P1" draw:layer="layout" svg:x1="10cm" svg:y1="3.51cm" svg:x2="10cm" svg:y2="2.01cm">
          <text:p/>
        </draw:line>
        <draw:frame draw:style-name="gr6" draw:text-style-name="P3" draw:layer="layout" svg:width="1.713cm" svg:height="0.64cm" svg:x="10.161cm" svg:y="2.01cm">
          <draw:text-box>
            <text:p><text:span text:style-name="T2">realises</text:span></text:p>
          </draw:text-box>
        </draw:frame>
        <draw:line draw:style-name="gr5" draw:text-style-name="P1" draw:layer="layout" svg:x1="4.01cm" svg:y1="3.51cm" svg:x2="4.01cm" svg:y2="2.01cm">
          <text:p/>
        </draw:line>
        <draw:frame draw:style-name="gr6" draw:text-style-name="P3" draw:layer="layout" svg:width="1.713cm" svg:height="0.64cm" svg:x="4.26cm" svg:y="2.01cm">
          <draw:text-box>
            <text:p><text:span text:style-name="T2">realises</text:span></text:p>
          </draw:text-box>
        </draw:frame>
        <draw:rect draw:style-name="gr4" draw:text-style-name="P2" draw:layer="layout" svg:width="2cm" svg:height="2cm" svg:x="6.01cm" svg:y="0cm">
          <text:p text:style-name="P1"><text:span text:style-name="T1">Strings</text:span></text:p>
          <text:p text:style-name="P1"><text:span text:style-name="T1">'Meta-</text:span></text:p>
          <text:p text:style-name="P1"><text:span text:style-name="T1">Model'</text:span></text:p>
        </draw:rect>
        <draw:line draw:style-name="gr5" draw:text-style-name="P1" draw:layer="layout" svg:x1="7.01cm" svg:y1="3cm" svg:x2="7.01cm" svg:y2="2cm">
          <text:p/>
        </draw:line>
        <draw:frame draw:style-name="gr6" draw:text-style-name="P3" draw:layer="layout" svg:width="2.339cm" svg:height="0.64cm" svg:x="7.26cm" svg:y="2.01cm">
          <draw:text-box>
            <text:p><text:span text:style-name="T2">conformsTo</text:span></text:p>
          </draw:text-box>
        </draw:frame>
        <draw:rect draw:style-name="gr4" draw:text-style-name="P2" draw:layer="layout" svg:width="2cm" svg:height="2cm" svg:x="0.01cm" svg:y="0.01cm">
          <text:p text:style-name="P1"><text:span text:style-name="T1">Bytes</text:span></text:p>
          <text:p text:style-name="P1"><text:span text:style-name="T1">'Meta-</text:span></text:p>
          <text:p text:style-name="P1"><text:span text:style-name="T1">Model'</text:span></text:p>
        </draw:rect>
        <draw:line draw:style-name="gr5" draw:text-style-name="P1" draw:layer="layout" svg:x1="1.01cm" svg:y1="3.01cm" svg:x2="1.01cm" svg:y2="2.01cm">
          <text:p/>
        </draw:line>
        <draw:frame draw:style-name="gr6" draw:text-style-name="P3" draw:layer="layout" svg:width="2.339cm" svg:height="0.64cm" svg:x="1.171cm" svg:y="2.01cm">
          <draw:text-box>
            <text:p><text:span text:style-name="T2">conformsTo</text:span></text:p>
          </draw:text-box>
        </draw:frame>
        <draw:rect draw:style-name="gr4" draw:text-style-name="P2" draw:layer="layout" svg:width="2cm" svg:height="2cm" svg:x="15cm" svg:y="0cm">
          <text:p text:style-name="P1"><text:span text:style-name="T1">Analysis</text:span></text:p>
          <text:p text:style-name="P1"><text:span text:style-name="T1">Rules</text:span></text:p>
        </draw:rect>
        <draw:line draw:style-name="gr5" draw:text-style-name="P1" draw:layer="layout" svg:x1="16cm" svg:y1="3.51cm" svg:x2="16cm" svg:y2="2.01cm">
          <text:p/>
        </draw:line>
        <draw:frame draw:style-name="gr6" draw:text-style-name="P3" draw:layer="layout" svg:width="1.713cm" svg:height="0.64cm" svg:x="16.161cm" svg:y="2.01cm">
          <draw:text-box>
            <text:p><text:span text:style-name="T2">realises</text:span></text:p>
          </draw:text-box>
        </draw:frame>
        <draw:rect draw:style-name="gr4" draw:text-style-name="P2" draw:layer="layout" svg:width="2cm" svg:height="2cm" svg:x="21.01cm" svg:y="0cm">
          <text:p text:style-name="P1"><text:span text:style-name="T1">Well-</text:span></text:p>
          <text:p text:style-name="P1"><text:span text:style-name="T1">Formed</text:span></text:p>
          <text:p text:style-name="P1"><text:span text:style-name="T1">ness</text:span></text:p>
          <text:p text:style-name="P1"><text:span text:style-name="T1">Rules</text:span></text:p>
        </draw:rect>
        <draw:line draw:style-name="gr5" draw:text-style-name="P1" draw:layer="layout" svg:x1="22.01cm" svg:y1="3.51cm" svg:x2="22.01cm" svg:y2="2.01cm">
          <text:p/>
        </draw:line>
        <draw:frame draw:style-name="gr6" draw:text-style-name="P3" draw:layer="layout" svg:width="1.713cm" svg:height="0.64cm" svg:x="22.171cm" svg:y="2.01cm">
          <draw:text-box>
            <text:p><text:span text:style-name="T2">realises</text:span></text:p>
          </draw:text-box>
        </draw:frame>
      </draw:page>
      <draw:page draw:name="page2" draw:style-name="dp1" draw:master-page-name="Default">
        <draw:rect draw:style-name="gr1" draw:text-style-name="P2" draw:layer="layout" svg:width="2cm" svg:height="2cm" svg:x="0.01cm" svg:y="3.01cm">
          <text:p text:style-name="P4"><text:span text:style-name="T1">Diagram</text:span></text:p>
          <text:p text:style-name="P4"><text:span text:style-name="T1">Model</text:span></text:p>
        </draw:rect>
        <draw:rect draw:style-name="gr1" draw:text-style-name="P2" draw:layer="layout" svg:width="2cm" svg:height="2cm" svg:x="6.01cm" svg:y="3.01cm">
          <text:p text:style-name="P4"><text:span text:style-name="T1">Abstract</text:span></text:p>
          <text:p text:style-name="P4"><text:span text:style-name="T1">Syntax</text:span></text:p>
          <text:p text:style-name="P4"><text:span text:style-name="T1">Graph</text:span></text:p>
        </draw:rect>
        <draw:custom-shape draw:style-name="gr2" draw:text-style-name="P2" draw:layer="layout" svg:width="2.5cm" svg:height="1cm" svg:x="2.75cm" svg:y="3.51cm">
          <text:p text:style-name="P4"><text:span text:style-name="T1">Edi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5cm" svg:height="1cm" svg:x="8.75cm" svg:y="3.51cm">
          <text:p text:style-name="P4"><text:span text:style-name="T1">Valida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2.01cm" svg:y1="4.01cm" svg:x2="2.75cm" svg:y2="4.01cm">
          <text:p/>
        </draw:line>
        <draw:line draw:style-name="gr3" draw:text-style-name="P1" draw:layer="layout" svg:x1="5.25cm" svg:y1="4cm" svg:x2="5.99cm" svg:y2="4cm">
          <text:p/>
        </draw:line>
        <draw:line draw:style-name="gr3" draw:text-style-name="P1" draw:layer="layout" svg:x1="8.01cm" svg:y1="4.01cm" svg:x2="8.75cm" svg:y2="4.01cm">
          <text:p/>
        </draw:line>
        <draw:line draw:style-name="gr3" draw:text-style-name="P1" draw:layer="layout" svg:x1="23.27cm" svg:y1="4.01cm" svg:x2="24.01cm" svg:y2="4.01cm">
          <text:p/>
        </draw:line>
        <draw:rect draw:style-name="gr4" draw:text-style-name="P2" draw:layer="layout" svg:width="2cm" svg:height="2cm" svg:x="0cm" svg:y="0.01cm">
          <text:p text:style-name="P4"><text:span text:style-name="T1">Diagram</text:span></text:p>
          <text:p text:style-name="P4"><text:span text:style-name="T1">Meta</text:span></text:p>
          <text:p text:style-name="P4"><text:span text:style-name="T1">Model</text:span></text:p>
        </draw:rect>
        <draw:rect draw:style-name="gr4" draw:text-style-name="P2" draw:layer="layout" svg:width="2cm" svg:height="2cm" svg:x="6cm" svg:y="0.01cm">
          <text:p text:style-name="P4"><text:span text:style-name="T1">ASG</text:span></text:p>
          <text:p text:style-name="P4"><text:span text:style-name="T1">Meta</text:span></text:p>
          <text:p text:style-name="P4"><text:span text:style-name="T1">Model</text:span></text:p>
        </draw:rect>
        <draw:line draw:style-name="gr5" draw:text-style-name="P1" draw:layer="layout" svg:x1="1cm" svg:y1="3.01cm" svg:x2="1cm" svg:y2="2.01cm">
          <text:p/>
        </draw:line>
        <draw:frame draw:style-name="gr6" draw:text-style-name="P3" draw:layer="layout" svg:width="2.339cm" svg:height="0.64cm" svg:x="1.161cm" svg:y="2.01cm">
          <draw:text-box>
            <text:p text:style-name="P5"><text:span text:style-name="T2">conformsTo</text:span></text:p>
          </draw:text-box>
        </draw:frame>
        <draw:line draw:style-name="gr5" draw:text-style-name="P1" draw:layer="layout" svg:x1="7cm" svg:y1="3.01cm" svg:x2="7cm" svg:y2="2.01cm">
          <text:p/>
        </draw:line>
        <draw:frame draw:style-name="gr6" draw:text-style-name="P3" draw:layer="layout" svg:width="2.339cm" svg:height="0.64cm" svg:x="7.161cm" svg:y="2.01cm">
          <draw:text-box>
            <text:p text:style-name="P5"><text:span text:style-name="T2">conformsTo</text:span></text:p>
          </draw:text-box>
        </draw:frame>
        <draw:rect draw:style-name="gr4" draw:text-style-name="P2" draw:layer="layout" svg:width="2cm" svg:height="2cm" svg:x="2.99cm" svg:y="0cm">
          <text:p text:style-name="P2">Diagram</text:p>
          <text:p text:style-name="P2">Definition</text:p>
        </draw:rect>
        <draw:line draw:style-name="gr5" draw:text-style-name="P1" draw:layer="layout" svg:x1="3.99cm" svg:y1="3.51cm" svg:x2="3.99cm" svg:y2="2.01cm">
          <text:p/>
        </draw:line>
        <draw:frame draw:style-name="gr6" draw:text-style-name="P3" draw:layer="layout" svg:width="1.713cm" svg:height="0.64cm" svg:x="4.151cm" svg:y="2.01cm">
          <draw:text-box>
            <text:p text:style-name="P5"><text:span text:style-name="T2">realises</text:span></text:p>
          </draw:text-box>
        </draw:frame>
        <draw:rect draw:style-name="gr4" draw:text-style-name="P2" draw:layer="layout" svg:width="2cm" svg:height="2cm" svg:x="9cm" svg:y="0cm">
          <text:p text:style-name="P4"><text:span text:style-name="T1">Well-</text:span></text:p>
          <text:p text:style-name="P4"><text:span text:style-name="T1">Formed</text:span></text:p>
          <text:p text:style-name="P4"><text:span text:style-name="T1">ness</text:span></text:p>
          <text:p text:style-name="P4"><text:span text:style-name="T1">Rules</text:span></text:p>
        </draw:rect>
        <draw:line draw:style-name="gr5" draw:text-style-name="P1" draw:layer="layout" svg:x1="10cm" svg:y1="3.51cm" svg:x2="10cm" svg:y2="2.01cm">
          <text:p/>
        </draw:line>
        <draw:frame draw:style-name="gr6" draw:text-style-name="P3" draw:layer="layout" svg:width="1.713cm" svg:height="0.64cm" svg:x="10.161cm" svg:y="2.01cm">
          <draw:text-box>
            <text:p text:style-name="P5"><text:span text:style-name="T2">reali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cm" fo:margin-bottom="0.01cm" fo:margin-left="0.01cm" fo:margin-right="0.01cm" fo:page-width="12.02cm" fo:page-height="5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H54M5S</meta:editing-duration>
    <meta:editing-cycles>10</meta:editing-cycles>
    <meta:generator>OpenOffice.org/3.3$Win32 OpenOffice.org_project/330m20$Build-9567</meta:generator>
    <dc:date>2011-12-07T13:45:06.05</dc:date>
    <dc:creator>Ed Willink</dc:creator>
    <meta:document-statistic meta:object-count="60"/>
  </office:meta>
</office:document-meta>
</file>